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de4" officeooo:paragraph-rsid="0013dde4"/>
    </style:style>
    <style:style style:name="P2" style:family="paragraph" style:parent-style-name="Standard">
      <style:text-properties fo:font-size="16pt" officeooo:rsid="0013dde4" officeooo:paragraph-rsid="0013dde4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>Chapter 8: The Spoils of War</text:p>
      <text:p text:style-name="P1"/>
      <text:p text:style-name="P1">Sign 46</text:p>
      <text:p text:style-name="P1"/>
      <text:p text:style-name="P2">And Obey God, and His Messenger, and no not dissent, or you Will fail, and your stench Will dissip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23:15:43.780000000</meta:creation-date>
    <dc:date>2025-04-04T00:19:38.450000000</dc:date>
    <meta:editing-duration>PT1H3M55S</meta:editing-duration>
    <meta:editing-cycles>1</meta:editing-cycles>
    <meta:generator>LibreOffice/7.6.4.1$Windows_X86_64 LibreOffice_project/e19e193f88cd6c0525a17fb7a176ed8e6a3e2aa1</meta:generator>
    <meta:print-date>2025-04-04T00:19:58.678000000</meta:print-date>
    <meta:printed-by>PDF files</meta:printed-by>
    <meta:document-statistic meta:table-count="0" meta:image-count="0" meta:object-count="0" meta:page-count="1" meta:paragraph-count="4" meta:word-count="34" meta:character-count="183" meta:non-whitespace-character-count="153"/>
  </office:meta>
</office:document-meta>
</file>